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INQ</text:span>: it is the integration of sql conmands into c#, and there are two ways to utilize them. One uses query syntax, select * from some table where some condition, <text:s/>so it is very similar to standard sql queries. The other way is <text:s/>to use method syntax where <text:s/>commands take in lambda expression as functions.</text:p>
      <text:p text:style-name="P1"><text:s/></text:p>
      <text:p text:style-name="P1"><text:span text:style-name="T1">Ienumerable(LINQ)</text:span>: Any data structure that can be iterated implement this interface, LINQ extension methods have two versions, one of them is Ienumerable, but it runs in the runtime environment with .net objects, “linq to objects”</text:p>
      <text:p text:style-name="P1"/>
      <text:p text:style-name="P1"><text:span text:style-name="T1">Iqueryable</text:span>: converted to different ways to retrive data, like sql query, “linq to sql”, but if it can't be converted, it fails back to the Ienumberable version which means a lot of data downloaded are going to be discarded if not needed.</text:p>
      <text:p text:style-name="P1"/>
      <text:p text:style-name="P1"><text:span text:style-name="T1">Logging</text:span>: a common to practice to record any expected and unexpected event that takes place when running a program. It is a great resource that can help programmers trace back to the origins of bugs especially you don't have debuggers available.</text:p>
      <text:p text:style-name="P1"/>
      <text:p text:style-name="P1"><text:span text:style-name="T1">Table</text:span>: it's a common structure that contains data, it has rows and column, columns are attributes of an entity and rows are like instances</text:p>
      <text:p text:style-name="P1"/>
      <text:p text:style-name="P1"><text:span text:style-name="T1">Primary key</text:span>: a unique key that cannot be null, used to identity an entity, if one key is not enough, multiple keys can be used as a composite primary key, but some people just prefer to have surrogate keys for simplicity </text:p>
      <text:p text:style-name="P1"/>
      <text:p text:style-name="P1"><text:span text:style-name="T1">Foreign key</text:span>: a foreign key is a primary of key of one table that is placed in another table to have connection between these two, it can be unique or not depends on whether it is a 1:1 or 1:n</text:p>
      <text:p text:style-name="P1"/>
      <text:p text:style-name="P1"><text:span text:style-name="T1">referential integrity</text:span>: it is a design that forces the dependency of a foreign key on a primary key that it points to, which means that a foreign key cannot point to a null value and a primary key that is being referenced cannot be deleted without you handling the foreign key first.</text:p>
      <text:p text:style-name="P1"/>
      <text:p text:style-name="P1"><text:span text:style-name="T1">Multiplicity</text:span>: specifies the number of instances of an entity associated with another entity, it can be 0 or 1 or many, which is then used to build relationship between entities 1:1, 1:n, m:n</text:p>
      <text:p text:style-name="P1"><text:span text:style-name="T1">1:1</text:span>: one row refers to only one row in another table</text:p>
      <text:p text:style-name="P1"><text:span text:style-name="T1">1:n</text:span>: one...many</text:p>
      <text:p text:style-name="P1"><text:span text:style-name="T1">m:n</text:span>: done by having a junction table in between and having 1:n relationship on both sides</text:p>
      <text:p text:style-name="P1"/>
      <text:p text:style-name="P1"><text:span text:style-name="T1">Normalization</text:span>: a way to have tables designed and even restructured to avoid <text:soft-page-break/>redundancies and anomalies</text:p>
      <text:p text:style-name="P1"><text:span text:style-name="T1">update anomaly</text:span>: not all data you target get updated </text:p>
      <text:p text:style-name="P1"><text:span text:style-name="T1">deletion anomaly</text:span>: deleting not only data you target, but also data of other entities</text:p>
      <text:p text:style-name="P1"><text:span text:style-name="T2">insertion anomaly</text:span>: unable to insert data without having additional data of other entities</text:p>
      <text:p text:style-name="P1"/>
      <text:p text:style-name="P1">functional dependencies: is a relationship that one attribute can uniquely determines another attribute</text:p>
      <text:p text:style-name="P1"/>
      <text:p text:style-name="P1"><text:span text:style-name="T1">candidate key</text:span>: one or multiple keys that uniquely identity a record, a candidate key can be made a primary key</text:p>
      <text:p text:style-name="P1"/>
      <text:p text:style-name="P1"><text:span text:style-name="T1">1 normal form</text:span>: no duplicate records can exist in a table, all columns must be single valued</text:p>
      <text:p text:style-name="P1"><text:span text:style-name="T1">2 normal form</text:span>: must be already in 1 normal form, keys that are not primary must fully depended on the primary key, (customerid, customername, orderid, orderdetail)</text:p>
      <text:p text:style-name="P1"><text:span text:style-name="T1">3 normal form</text:span>: must be already in 2 normal form, keys that are not primary must depend only on the primary </text:p>
      <text:p text:style-name="P1"/>
      <text:p text:style-name="P1"><text:span text:style-name="T1">DML</text:span>: operations on <text:span text:style-name="T1">records </text:span>of a table</text:p>
      <text:p text:style-name="P1"><text:span text:style-name="T1">Select</text:span>: queries to select data from a database <text:s/></text:p>
      <text:p text:style-name="P1"><text:span text:style-name="T1">Insert</text:span>: add new records into a database </text:p>
      <text:p text:style-name="P1"><text:span text:style-name="T1">Update</text:span>: modify any existing record in a db</text:p>
      <text:p text:style-name="P1"><text:span text:style-name="T1">Delete</text:span>: remove any existing record in a db</text:p>
      <text:p text:style-name="P1"><text:span text:style-name="T1">Truncate</text:span>: remove all data in a db</text:p>
      <text:p text:style-name="P1"/>
      <text:p text:style-name="P1"><text:span text:style-name="T1">DDL</text:span>: CRUD operations change the <text:span text:style-name="T1">structure</text:span> of a <text:s/>table</text:p>
      <text:p text:style-name="P1"><text:span text:style-name="T1">create</text:span>: create a new table and defines properties of its columns</text:p>
      <text:p text:style-name="P1"><text:span text:style-name="T1">alter</text:span>: manage column and constraint</text:p>
      <text:p text:style-name="P1"><text:span text:style-name="T1">drop</text:span>: remove a table entirely, but tables with dependencies cannot be removed directly without handling the dependencies first</text:p>
      <text:p text:style-name="P1"/>
      <text:p text:style-name="P1">constraint</text:p>
      <text:p text:style-name="P1"><text:span text:style-name="T1">pk</text:span>: unique and not null, used to uniquely identify a record</text:p>
      <text:p text:style-name="P1"><text:span text:style-name="T1">fk</text:span>: a key used to reference a primary key in another table, used when joining tables</text:p>
      <text:p text:style-name="P1"><text:span text:style-name="T1">Unique</text:span>: no two values are the same, like social or id number that automatically generated</text:p>
      <text:p text:style-name="P1"><text:span text:style-name="T1">check</text:span>: enforce a condition on a key </text:p>
      <text:p text:style-name="P1"><text:span text:style-name="T1">null</text:span>: a value can be null</text:p>
      <text:p text:style-name="P1"><text:span text:style-name="T1">not null</text:span>: a value cannot be null</text:p>
      <text:p text:style-name="P1"><text:span text:style-name="T1">default</text:span>: set a default value if not provided</text:p>
      <text:p text:style-name="P1"><text:span text:style-name="T1">Identity</text:span>: automatically increase by a set amount, if an identity is lost, it will not generated again which can lead to gaps <text:s/></text:p>
      <text:p text:style-name="P1"><text:soft-page-break/><text:span text:style-name="T1">left-join</text:span>: the left table is conserved, all matched records on the right are joined, records that don't match have null values instead</text:p>
      <text:p text:style-name="P1"><text:span text:style-name="T1">right-join</text:span>: the left table is conserved, all matched records on the left are joined, records that don't match have null values instead </text:p>
      <text:p text:style-name="P1"><text:span text:style-name="T1">inner-join</text:span>: only matched records are conserved</text:p>
      <text:p text:style-name="P1"><text:span text:style-name="T1">full-join</text:span>: union of left join and right-join where both tables are conserved</text:p>
      <text:p text:style-name="P1"><text:span text:style-name="T1">cross-join</text:span>: a cartesian product where each record in one table is match with all record in another table</text:p>
      <text:p text:style-name="P1"><text:span text:style-name="T1">self-join</text:span>: a table create a copy and join the copy, usually used to find hierarchy </text:p>
      <text:p text:style-name="P1"/>
      <text:p text:style-name="P1"><text:span text:style-name="T1">Union</text:span>: <text:s/>all records that are not duplicates are joined vertically, but data type and number of columns must match</text:p>
      <text:p text:style-name="P1"><text:span text:style-name="T1">Union all</text:span>: same as union, but include duplicates</text:p>
      <text:p text:style-name="P1"><text:span text:style-name="T1">intersect</text:span>: return the overlapped records of two tables, data type and column numbers must match</text:p>
      <text:p text:style-name="P1"><text:span text:style-name="T1">except</text:span>: one table subtract the overlapped records of two table, the remaining portion is returned</text:p>
      <text:p text:style-name="P1"/>
      <text:p text:style-name="P1">subquery</text:p>
      <text:p text:style-name="P1">CTE; allows a table to be stored temporarily in a variable for later use, @</text:p>
      <text:p text:style-name="P1"><text:span text:style-name="T1">Using from</text:span> <text:s/>which table to look into, if multiple tables are needed, join will be used</text:p>
      <text:p text:style-name="P1"><text:span text:style-name="T1">using where</text:span> sets up condition to filter out unmatched records</text:p>
      <text:p text:style-name="P1"/>
      <text:p text:style-name="P1">aggregate</text:p>
      <text:p text:style-name="P1"><text:span text:style-name="T1">avg</text:span>: calculate the average of all number </text:p>
      <text:p text:style-name="P1"><text:span text:style-name="T1">count</text:span>: count the number of rows in a table</text:p>
      <text:p text:style-name="P1"><text:span text:style-name="T1">sum</text:span>: sum up all numbers in a column</text:p>
      <text:p text:style-name="P1"><text:span text:style-name="T1">min</text:span>: find the lowest value in a column</text:p>
      <text:p text:style-name="P1"><text:span text:style-name="T1">max</text:span>: find the highest value in a column</text:p>
      <text:p text:style-name="P1"/>
      <text:p text:style-name="P1">view </text:p>
      <text:p text:style-name="P1">function</text:p>
      <text:p text:style-name="P1">procedure</text:p>
      <text:p text:style-name="P1"/>
      <text:p text:style-name="P1"/>
      <text:p text:style-name="P1">ACID: a standard set of properties to guarantee database transactions are processed correctly</text:p>
      <text:p text:style-name="P1"/>
      <text:p text:style-name="P1"><text:span text:style-name="T1">Atomicity</text:span>: all related transactions should be treated as one, either they all go through, or none goes through</text:p>
      <text:p text:style-name="P1"><text:span text:style-name="T1">consistency</text:span>: something unexpected happened in the middle of a transaction, all updates will be rolled back</text:p>
      <text:p text:style-name="P1"><text:soft-page-break/><text:span text:style-name="T1">isolation:</text:span> before a transaction is finished, it is protected from any external access</text:p>
      <text:p text:style-name="P1"><text:span text:style-name="T1">durability</text:span>: once a transaction is completed, all updated should be made permanent</text:p>
      <text:p text:style-name="P1"/>
      <text:p text:style-name="P1">transaction</text:p>
      <text:p text:style-name="P1"><text:span text:style-name="T1">commit</text:span>: to permanently save changes</text:p>
      <text:p text:style-name="P1"><text:span text:style-name="T1">rollback</text:span>: revert changes back a previous savepoint or commit</text:p>
      <text:p text:style-name="P1"><text:span text:style-name="T1">savepoint</text:span>: a checkpoint that rollback command revert back to</text:p>
      <text:p text:style-name="P1"/>
      <text:p text:style-name="P1">isolation</text:p>
      <text:p text:style-name="P1">read-uncommited; when one transaction reads into another transaction that hasn't been commited, if that transaction gets rolled back, then the first transaction just read some incorrect data </text:p>
      <text:p text:style-name="P1">read-commited; prevents dirty read, set by default</text:p>
      <text:p text:style-name="P1">repeatable-read</text:p>
      <text:p text:style-name="P1">seriazliable: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5T17:08:40.07</meta:creation-date>
    <meta:generator>OpenOffice/4.1.3$Win32 OpenOffice.org_project/413m1$Build-9783</meta:generator>
    <dc:date>2020-11-15T22:51:39.85</dc:date>
    <meta:editing-duration>PT5H42M59S</meta:editing-duration>
    <meta:editing-cycles>2</meta:editing-cycles>
    <meta:document-statistic meta:table-count="0" meta:image-count="0" meta:object-count="0" meta:page-count="4" meta:paragraph-count="78" meta:word-count="1092" meta:character-count="6428"/>
  </office:meta>
</office:document-meta>
</file>